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tJSONParser_parseArray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ExtJSONParser_parseArray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ExtJSONParser_parseArray.test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xtJSONParser_parseArray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ExtJSONParser_parseArray.test_error_v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ExtJSONParser_parseArray.test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ExtJSONParser_parseArray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ExtJSONParser_parseArray.test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xtJSONParser_parseArray.test_error_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ExtJSONParser_parseArray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ExtJSONParser_parseArray.test_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xtJSONParser_parseArray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ExtJSONParser_parseArray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ExtJSONParser_parseArray.test_error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ExtJSONParser_parseArray.test_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xtJSONParser_parseArray.test_error_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ExtJSONParser_parseArray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ExtJSONParser_parseArray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xtJSONParser_parseArray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xtJSONParser_parseArray.test_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xtJSONParser_parseArray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ExtJSONParser_parseArray.test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xtJSONParser_parseArray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xtJSONParser_parseArray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ExtJSONParser_parseArray.test_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ExtJSONParser_parseArray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ExtJSONParser_parseArray.test_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xtJSONParser_parseArray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